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5cm" table:align="center" style:writing-mode="lr-tb"/>
    </style:style>
    <style:style style:name="Tabela1.A" style:family="table-column">
      <style:table-column-properties style:column-width="5.249cm"/>
    </style:style>
    <style:style style:name="Tabela1.B" style:family="table-column">
      <style:table-column-properties style:column-width="9.75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f3f3f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f3f3f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a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901cm" fo:keep-together="auto"/>
    </style:style>
    <style:style style:name="Tabela1.A6" style:family="table-cell">
      <style:table-cell-properties style:vertical-align="top" fo:background-color="transparent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a1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8" style:family="table-row">
      <style:table-row-properties style:min-row-height="0.974cm" fo:keep-together="auto"/>
    </style:style>
    <style:style style:name="Tabela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10" style:family="table-row">
      <style:table-row-properties style:min-row-height="0.333cm" fo:keep-together="auto"/>
    </style:style>
    <style:style style:name="Tabela1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1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14" style:family="table-row">
      <style:table-row-properties style:min-row-height="0.841cm" fo:keep-together="auto"/>
    </style:style>
    <style:style style:name="Tabela1.A1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B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ing_20_3">
      <style:paragraph-properties fo:margin-left="0.953cm" fo:margin-right="0cm" fo:margin-top="0.423cm" fo:margin-bottom="0.212cm" loext:contextual-spacing="false" fo:text-indent="-0.979cm" style:auto-text-indent="false" fo:keep-with-next="always">
        <style:tab-stops>
          <style:tab-stop style:position="-0.026cm"/>
        </style:tab-stops>
      </style:paragraph-properties>
      <style:text-properties style:font-name="Times New Roman" fo:font-size="13pt" officeooo:paragraph-rsid="000ce1f5" style:font-name-asian="DejaVu Sans" style:font-size-asian="13pt" style:font-name-complex="DejaVu Sans" style:font-size-complex="13pt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ce1f5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2pt" officeooo:paragraph-rsid="000ce1f5" style:font-size-asian="12pt" style:font-size-complex="12pt"/>
    </style:style>
    <style:style style:name="P4" style:family="paragraph" style:parent-style-name="Standard">
      <style:paragraph-properties fo:margin-top="0.212cm" fo:margin-bottom="0.212cm" loext:contextual-spacing="false" fo:text-align="justify" style:justify-single-word="false" style:snap-to-layout-grid="false"/>
      <style:text-properties style:font-name="Times New Roman" fo:font-weight="bold" officeooo:paragraph-rsid="000ce1f5" style:font-weight-asian="bold"/>
    </style:style>
    <style:style style:name="P5" style:family="paragraph" style:parent-style-name="Standard">
      <style:paragraph-properties fo:margin-top="0cm" fo:margin-bottom="0.212cm" loext:contextual-spacing="false" fo:text-align="start" style:justify-single-word="false" style:snap-to-layout-grid="false"/>
      <style:text-properties style:font-name="Times New Roman" fo:font-style="italic" officeooo:paragraph-rsid="000ce1f5" style:font-style-asian="italic" style:font-style-complex="italic"/>
    </style:style>
    <style:style style:name="P6" style:family="paragraph" style:parent-style-name="Standard">
      <style:paragraph-properties fo:margin-top="0cm" fo:margin-bottom="0.212cm" loext:contextual-spacing="false" fo:text-align="justify" style:justify-single-word="false" style:snap-to-layout-grid="false"/>
      <style:text-properties style:font-name="Times New Roman" fo:font-style="italic" officeooo:paragraph-rsid="000ce1f5" style:font-style-asian="italic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weight-complex="bold"/>
    </style:style>
    <style:style style:name="T4" style:family="text">
      <style:text-properties fo:font-style="italic" fo:font-weight="normal" style:font-style-asian="italic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1.3.<text:tab/>Detalhando os perfis de usuários do Sistema</text:h>
      <text:p text:style-name="P3">Um usuário que possua o perfil de “<text:span text:style-name="T7">Operador”</text:span> pode modificar praticamente todos os dados do sistema. Tem acesso aos Módulos:<text:span text:style-name="T7"> </text:span><text:span text:style-name="T4">Mesa Diretora, Comissões, Parlamentares, <text:s/>Protocolo Geral, Documentos Administrativos, Recebimento de Proposições, Pauta da Sessão, Matérias Legislativas, Tramitação em Lote, Sessão Plenária, Normas Jurídicas, Impressos, Relatórios, Tabelas Auxiliares e Troca de Senha.</text:span> Esse perfil atende às situações onde o controle sobre o processo legislativo é centralizado numa única secretaria, o que acontece na maior parte das Casas Legislativas menores. Entretanto, <text:s/>em Casas de maior porte, onde as responsabilidades pelas informações são distribuídas entre diversos usuários e setores é possível subdividir as funções do perfil operador em outros perfis, conforme as necessidades da Casa. Assim, para estes casos, o sistema disponibiliza os <text:span text:style-name="T7">perfis</text:span>: <text:span text:style-name="T2">Administrador, Operador, Operador Comissão, Operador Lexml, Operador Matéria, Operador Mesa Diretora, Operador Módulo Administrativo, Operador Norma, <text:s/>Operador Ordem Dia, Operador Parlamentar, Operador Protocolo, Operador Sessão Plenária e Operador Tabela Auxiliar</text:span> que foram criados para dividir o acesso aos módulos, de acordo com as responsabilidades das funções na Casa, de: <text:span text:style-name="T1">Comissão, Matéria, Mesa Diretora, Norma Jurídica, Parlamentar além das Tabelas Auxiliares. </text:span></text:p>
      <text:p text:style-name="P3">Estes perfis permitem o acesso aos Módulos, conforme quadro a seguir: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4">Perfis</text:p>
          </table:table-cell>
          <table:table-cell table:style-name="Tabela1.B1" office:value-type="string">
            <text:p text:style-name="P4">Módulos</text:p>
          </table:table-cell>
        </table:table-row>
        <table:table-row table:style-name="Tabela1.1">
          <table:table-cell table:style-name="Tabela1.A13" office:value-type="string">
            <text:p text:style-name="P5">Administrador</text:p>
          </table:table-cell>
          <table:table-cell table:style-name="Tabela1.B13" office:value-type="string">
            <text:p text:style-name="P6">Gerenciamento de Perfis dos Usuários, Troca de Senha, Backup e Restauração, Painel de Controle e Migração de Dados</text:p>
          </table:table-cell>
        </table:table-row>
        <table:table-row table:style-name="Tabela1.1">
          <table:table-cell table:style-name="Tabela1.A15" office:value-type="string">
            <text:p text:style-name="P5">Operador</text:p>
          </table:table-cell>
          <table:table-cell table:style-name="Tabela1.B15" office:value-type="string">
            <text:p text:style-name="P6">Possui todos os módulos, exceto do Administrador, do Operador Lexml e <text:s/>do Autor</text:p>
          </table:table-cell>
        </table:table-row>
        <table:table-row table:style-name="Tabela1.1">
          <table:table-cell table:style-name="Tabela1.A15" office:value-type="string">
            <text:p text:style-name="P5">Operador Comissão</text:p>
          </table:table-cell>
          <table:table-cell table:style-name="Tabela1.B15" office:value-type="string">
            <text:p text:style-name="P6">Comissão e Troca de Senha</text:p>
          </table:table-cell>
        </table:table-row>
        <table:table-row table:style-name="Tabela1.1">
          <table:table-cell table:style-name="Tabela1.A15" office:value-type="string">
            <text:p text:style-name="P5">Operador Lexml</text:p>
          </table:table-cell>
          <table:table-cell table:style-name="Tabela1.B15" office:value-type="string">
            <text:p text:style-name="P6">Publicador Lexml e Troca de Senha.</text:p>
          </table:table-cell>
        </table:table-row>
        <table:table-row table:style-name="Tabela1.6">
          <table:table-cell table:style-name="Tabela1.A6" office:value-type="string">
            <text:p text:style-name="P5">Operador Matéria</text:p>
          </table:table-cell>
          <table:table-cell table:style-name="Tabela1.B15" office:value-type="string">
            <text:p text:style-name="P6">Recebimento de Proposições, Matérias Legislativas e Troca de Senha</text:p>
          </table:table-cell>
        </table:table-row>
        <table:table-row table:style-name="Tabela1.6">
          <table:table-cell table:style-name="Tabela1.A6" office:value-type="string">
            <text:p text:style-name="P5">Operador Mesa Diretora</text:p>
          </table:table-cell>
          <table:table-cell table:style-name="Tabela1.B15" office:value-type="string">
            <text:p text:style-name="P6">Mesa Diretora e Troca de Senha</text:p>
          </table:table-cell>
        </table:table-row>
        <table:table-row table:style-name="Tabela1.8">
          <table:table-cell table:style-name="Tabela1.A13" office:value-type="string">
            <text:p text:style-name="P5">Operador Módulo Administrativo</text:p>
          </table:table-cell>
          <table:table-cell table:style-name="Tabela1.B13" office:value-type="string">
            <text:p text:style-name="P6">Documentos Administrativos e Troca de Senha</text:p>
          </table:table-cell>
        </table:table-row>
        <table:table-row table:style-name="Tabela1.1">
          <table:table-cell table:style-name="Tabela1.A13" office:value-type="string">
            <text:p text:style-name="P5">Operador Norma</text:p>
          </table:table-cell>
          <table:table-cell table:style-name="Tabela1.B13" office:value-type="string">
            <text:p text:style-name="P6">Normas Jurídicas e Troca de Senha</text:p>
          </table:table-cell>
        </table:table-row>
        <table:table-row table:style-name="Tabela1.10">
          <table:table-cell table:style-name="Tabela1.A15" office:value-type="string">
            <text:p text:style-name="P5">Operador Ordem do dia</text:p>
          </table:table-cell>
          <table:table-cell table:style-name="Tabela1.B15" office:value-type="string">
            <text:p text:style-name="P6">Ordem do Dia e Troca de Senha</text:p>
          </table:table-cell>
        </table:table-row>
        <table:table-row table:style-name="Tabela1.1">
          <table:table-cell table:style-name="Tabela1.A13" office:value-type="string">
            <text:p text:style-name="P5">Operador Parlamentar</text:p>
          </table:table-cell>
          <table:table-cell table:style-name="Tabela1.B13" office:value-type="string">
            <text:p text:style-name="P6">Parlamentares e Troca de Senha</text:p>
          </table:table-cell>
        </table:table-row>
        <table:table-row table:style-name="Tabela1.1">
          <table:table-cell table:style-name="Tabela1.A13" office:value-type="string">
            <text:p text:style-name="P5">Operador Protocolo</text:p>
          </table:table-cell>
          <table:table-cell table:style-name="Tabela1.B13" office:value-type="string">
            <text:p text:style-name="P6">Protocolo Geral e Troca de Senha</text:p>
          </table:table-cell>
        </table:table-row>
        <table:table-row table:style-name="Tabela1.1">
          <table:table-cell table:style-name="Tabela1.A13" office:value-type="string">
            <text:p text:style-name="P5">Operador Sessão Plenária</text:p>
          </table:table-cell>
          <table:table-cell table:style-name="Tabela1.B13" office:value-type="string">
            <text:p text:style-name="P6">Sessão Plenária e Troca de Senha</text:p>
          </table:table-cell>
        </table:table-row>
        <table:table-row table:style-name="Tabela1.14">
          <table:table-cell table:style-name="Tabela1.A14" office:value-type="string">
            <text:p text:style-name="P5">Operador Tabela Auxiliar</text:p>
          </table:table-cell>
          <table:table-cell table:style-name="Tabela1.B14" office:value-type="string">
            <text:p text:style-name="P6">Tabelas Auxiliares e Troca de Senha</text:p>
          </table:table-cell>
        </table:table-row>
        <table:table-row table:style-name="Tabela1.1">
          <table:table-cell table:style-name="Tabela1.A15" office:value-type="string">
            <text:p text:style-name="P5">Autor </text:p>
          </table:table-cell>
          <table:table-cell table:style-name="Tabela1.B15" office:value-type="string">
            <text:p text:style-name="P6">Proposições</text:p>
          </table:table-cell>
        </table:table-row>
      </table:table>
      <text:p text:style-name="P2"/>
      <text:p text:style-name="P2"><text:span text:style-name="T8">O Módulo “</text:span><text:span text:style-name="T6">Relatórios</text:span><text:span text:style-name="T3">” </text:span><text:span text:style-name="T8">não foi designado para nenhum dos Perfil, pois, trata-se da geração de Relatórios Gerais sobre a produção legislativa dos Parlamentares. </text:span></text:p>
      <text:p text:style-name="P2"><text:soft-page-break/><text:span text:style-name="T8">O Módulo “</text:span><text:span text:style-name="T6">Proposições</text:span><text:span text:style-name="T8">” é disponibilizado para o perfil </text:span><text:span text:style-name="T2">Autor</text:span><text:span text:style-name="T8">, que será criado durante a operação dos Módulos “</text:span><text:span text:style-name="T6">Comissões”,</text:span><text:span text:style-name="T8"> “</text:span><text:span text:style-name="T9">Parlamentares” </text:span><text:span text:style-name="T10">ou</text:span><text:span text:style-name="T9"> </text:span><text:span text:style-name="T10">em</text:span><text:span text:style-name="T9"> “Tabelas auxiliares”</text:span><text:span text:style-name="T8">, permitindo que os responsáveis pela criação de proposições (membros de Comissão, Parlamentares, Executivo e outros) possam elaborá-las. </text:span></text:p>
      <text:p text:style-name="P2">Com essa facilidade é possível atribuir a um usuário qualquer conjunto de Perfis que irá lhe dar a visibilidade relacionada às funcionalidades a ele atribuídas. Por exemplo, se para um usuário for atribuído os perfis de “<text:span text:style-name="T2">Operador Comissão</text:span>” e “<text:span text:style-name="T2">Operador Norma</text:span>”, o mesmo terá acesso aos módulos de <text:span text:style-name="T6">Comissões</text:span> e <text:span text:style-name="T6">Normas Jurídicas</text:span>, para fins de pesquisa e atualização. O usuário com perfil <text:span text:style-name="T5">Administrador</text:span> tem permissão para <text:span text:style-name="T7">atribuir</text:span><text:span text:style-name="T5"> </text:span><text:span text:style-name="T7">perfis aos usuários</text:span> no sistema. O usuário com perfil Operador poderá atribuir à Comissões, Parlamentares ou o Poder Executivo, <text:s/>o perfil de au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1:53:57.535402195</meta:creation-date>
    <dc:date>2017-04-07T11:54:14.038096637</dc:date>
    <meta:editing-duration>PT16S</meta:editing-duration>
    <meta:editing-cycles>1</meta:editing-cycles>
    <meta:document-statistic meta:table-count="1" meta:image-count="0" meta:object-count="0" meta:page-count="2" meta:paragraph-count="36" meta:word-count="486" meta:character-count="3339" meta:non-whitespace-character-count="2880"/>
    <meta:generator>LibreOffice/5.1.6.2$Linux_X86_64 LibreOffice_project/10m0$Build-2</meta:generator>
  </office:meta>
</office:document-meta>
</file>